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SSO SENHOR JESUS CRISTO</text:h>
      <text:p text:style-name="First_20_paragraph">H. E. HAYHOE</text:p>
      <text:p text:style-name="Text_20_body">A Pessoa do Senhor Jesus Cristo, o Filho de Deus, está além da compreensão da mente humana. Ele mesmo disse: "Ninguém conhece o Filho, senão o Pai; e ninguém conhece o Pai, senão o Filho, e aquele a quem o Filho o quiser revelar" (<text:a xlink:type="simple" xlink:href="http://bibliaonline.com.br/acf/mt/11/27" text:style-name="Internet_20_link" text:visited-style-name="Visited_20_Internet_20_Link"><text:span text:style-name="Definition">Mateus 11:27</text:span></text:a>). O Filho revelou o Pai, mas NINGUÉM compreende o Filho. A Sua Pessoa é um mistério divino. "O Seu nome será: Maravilhoso, Conselheiro, Deus forte, Pai da eternidade, Príncipe da paz." <text:a xlink:type="simple" xlink:href="http://bibliaonline.com.br/acf/is/9/6" text:style-name="Internet_20_link" text:visited-style-name="Visited_20_Internet_20_Link"><text:span text:style-name="Definition">Isaías 9:6</text:span></text:a></text:p>
      <text:p text:style-name="Text_20_body">Como nascido em Belém Ele era filho de Davi, mas era ao mesmo tempo Senhor de Davi na glória da Sua Pessoa (<text:a xlink:type="simple" xlink:href="http://bibliaonline.com.br/acf/mt/22/41-46" text:style-name="Internet_20_link" text:visited-style-name="Visited_20_Internet_20_Link"><text:span text:style-name="Definition">Mateus 22:41-46</text:span></text:a>).</text:p>
      <text:p text:style-name="Text_20_body">Embora sendo em forma de Deus, assumiu o lugar de um servo (<text:a xlink:type="simple" xlink:href="http://bibliaonline.com.br/acf/fp/2/6-7" text:style-name="Internet_20_link" text:visited-style-name="Visited_20_Internet_20_Link"><text:span text:style-name="Definition">Fp. 2:6-7</text:span></text:a>) -- quão imensa graça! Assumiu uma vida capaz de morrer, porém não sujeita à morte (<text:a xlink:type="simple" xlink:href="http://bibliaonline.com.br/acf/hb/2/9" text:style-name="Internet_20_link" text:visited-style-name="Visited_20_Internet_20_Link"><text:span text:style-name="Definition">Hebreus 2:9</text:span></text:a>). Ninguém tirou a Sua vida (<text:a xlink:type="simple" xlink:href="http://bibliaonline.com.br/acf/jo/10/18" text:style-name="Internet_20_link" text:visited-style-name="Visited_20_Internet_20_Link"><text:span text:style-name="Definition">João 10:18</text:span></text:a>). Ele tinha o poder de dar vida (<text:a xlink:type="simple" xlink:href="http://bibliaonline.com.br/acf/jo/10/28" text:style-name="Internet_20_link" text:visited-style-name="Visited_20_Internet_20_Link"><text:span text:style-name="Definition">João 10:28</text:span></text:a>). Em Sua bendita humanidade Ele foi ao mesmo tempo "sobre todos, Deus bendito eternamente: Amém" (<text:a xlink:type="simple" xlink:href="http://bibliaonline.com.br/acf/rm/9/5" text:style-name="Internet_20_link" text:visited-style-name="Visited_20_Internet_20_Link"><text:span text:style-name="Definition">Rom. 9:5</text:span></text:a>). "Porque nEle habita CORPORALMENTE toda a plenitude da divindade" (<text:a xlink:type="simple" xlink:href="http://bibliaonline.com.br/acf/cl/2/9" text:style-name="Internet_20_link" text:visited-style-name="Visited_20_Internet_20_Link"><text:span text:style-name="Definition">Col. 2:9</text:span></text:a>).</text:p>
      <text:p text:style-name="Text_20_body">O Pai se refere a Ele como sendo Deus: "Ó Deus, o teu trono subsiste pelos séculos dos séculos" (<text:a xlink:type="simple" xlink:href="http://bibliaonline.com.br/acf/hb/1/8" text:style-name="Internet_20_link" text:visited-style-name="Visited_20_Internet_20_Link"><text:span text:style-name="Definition">Hebreus 1:8</text:span></text:a>).</text:p>
      <text:h text:style-name="Heading_20_2" text:outline-level="2">A DIVINDADE</text:h>
      <text:p text:style-name="First_20_paragraph">Toda a atividade da Divindade é sempre na forma Trinitária. A primeira vez que o nome de Deus é mencionado na Bíblia, a palavra hebraica utilizada é Deus no plural. Na língua hebraica existe singular, dual e plural. A palavra hebraica na forma plural utilizada para Deus é Elohim. Esta é a palavra que aparece em <text:a xlink:type="simple" xlink:href="http://bibliaonline.com.br/acf/gn/1/1" text:style-name="Internet_20_link" text:visited-style-name="Visited_20_Internet_20_Link"><text:span text:style-name="Definition">Gênesis 1:1</text:span></text:a>. A palavra hebraica para Deus na forma dual é Elohaim. Nunca é utilizada nas Escrituras. A palavra hebraica para Deus no singular é Eloah. A primeira vez que aparece é em <text:a xlink:type="simple" xlink:href="http://bibliaonline.com.br/acf/dt/32/15-17" text:style-name="Internet_20_link" text:visited-style-name="Visited_20_Internet_20_Link"><text:span text:style-name="Definition">Deuteronômio 32:15-17</text:span></text:a> onde Deus é apresentado em contraste com os ídolos.</text:p>
      <text:p text:style-name="Text_20_body">Nas Escrituras a ordem é sempre: Deus Pai em Seu propósito; o Filho, Aquele que executa os propósitos de Deus Pai, e o Espírito Santo, em cujo poder os propósitos são cumpridos. Esta verdade aparece por toda a Palavra de Deus.</text:p>
      <text:h text:style-name="Heading_20_2" text:outline-level="2">CRIAÇÃO</text:h>
      <text:p text:style-name="First_20_paragraph">Foi propósito de Deus Pai que a criação fosse a esfera onde pudesse expor todos os Seus conselhos (<text:a xlink:type="simple" xlink:href="http://bibliaonline.com.br/acf/ef/1/9,10" text:style-name="Internet_20_link" text:visited-style-name="Visited_20_Internet_20_Link"><text:span text:style-name="Definition">Efésios 1:9,10</text:span></text:a>). O Filho é Aquele por meio de Quem tudo é criado e mantido (<text:a xlink:type="simple" xlink:href="http://bibliaonline.com.br/acf/jo/1/1-4" text:style-name="Internet_20_link" text:visited-style-name="Visited_20_Internet_20_Link"><text:span text:style-name="Definition">João 1:1-4</text:span></text:a>; <text:a xlink:type="simple" xlink:href="http://bibliaonline.com.br/acf/cl/1/16" text:style-name="Internet_20_link" text:visited-style-name="Visited_20_Internet_20_Link"><text:span text:style-name="Definition">Col. 1:16</text:span></text:a>; <text:a xlink:type="simple" xlink:href="http://bibliaonline.com.br/acf/hb/1/1-3" text:style-name="Internet_20_link" text:visited-style-name="Visited_20_Internet_20_Link"><text:span text:style-name="Definition">Hebreus 1:1-3</text:span></text:a>). O Espírito Santo é o poder na criação (<text:a xlink:type="simple" xlink:href="http://bibliaonline.com.br/acf/jó/26/13" text:style-name="Internet_20_link" text:visited-style-name="Visited_20_Internet_20_Link"><text:span text:style-name="Definition">Jó 26:13</text:span></text:a>; <text:a xlink:type="simple" xlink:href="http://bibliaonline.com.br/acf/sl/104/30" text:style-name="Internet_20_link" text:visited-style-name="Visited_20_Internet_20_Link"><text:span text:style-name="Definition">Salmos 104:30</text:span></text:a>).</text:p>
      <text:h text:style-name="Heading_20_2" text:outline-level="2">REDENÇÃO</text:h>
      <text:p text:style-name="First_20_paragraph">Deus Pai, em Seu amor, propôs abençoar ao homem (<text:a xlink:type="simple" xlink:href="http://bibliaonline.com.br/acf/jo/3/16" text:style-name="Internet_20_link" text:visited-style-name="Visited_20_Internet_20_Link"><text:span text:style-name="Definition">João 3:16</text:span></text:a>) "Deus estava em Cristo reconciliando consigo o mundo" (<text:a xlink:type="simple" xlink:href="http://bibliaonline.com.br/acf/2co/5/19" text:style-name="Internet_20_link" text:visited-style-name="Visited_20_Internet_20_Link"><text:span text:style-name="Definition">II Co. 5:19</text:span></text:a>). Cristo, na obediência do amor, cumpriu a obra de <text:soft-page-break/>redenção (<text:a xlink:type="simple" xlink:href="http://bibliaonline.com.br/acf/hb/10/7-10" text:style-name="Internet_20_link" text:visited-style-name="Visited_20_Internet_20_Link"><text:span text:style-name="Definition">Hebreus 10:7-10</text:span></text:a>). Ele (Cristo) "pelo Espírito eterno se ofereceu a si mesmo imaculado a Deus" (<text:a xlink:type="simple" xlink:href="http://bibliaonline.com.br/acf/hb/9/14" text:style-name="Internet_20_link" text:visited-style-name="Visited_20_Internet_20_Link"><text:span text:style-name="Definition">Hebreus 9:14</text:span></text:a>).</text:p>
      <text:p text:style-name="Text_20_body">RESSURREIÇÃO</text:p>
      <text:p text:style-name="Text_20_body">Deus Pai ressuscitou a Cristo dentre os mortos (<text:a xlink:type="simple" xlink:href="http://bibliaonline.com.br/acf/atos/3/15" text:style-name="Internet_20_link" text:visited-style-name="Visited_20_Internet_20_Link"><text:span text:style-name="Definition">Atos. 3:15</text:span></text:a>). Cristo, o Filho, ressuscitou dentre os mortos (<text:a xlink:type="simple" xlink:href="http://bibliaonline.com.br/acf/jo/10/18" text:style-name="Internet_20_link" text:visited-style-name="Visited_20_Internet_20_Link"><text:span text:style-name="Definition">João 10:18</text:span></text:a>). O Espírito Santo ressuscitou a Cristo dentre os mortos (<text:a xlink:type="simple" xlink:href="http://bibliaonline.com.br/acf/rm/8/11" text:style-name="Internet_20_link" text:visited-style-name="Visited_20_Internet_20_Link"><text:span text:style-name="Definition">Romanos 8:11</text:span></text:a>; <text:a xlink:type="simple" xlink:href="http://bibliaonline.com.br/acf/1pe/3/18" text:style-name="Internet_20_link" text:visited-style-name="Visited_20_Internet_20_Link"><text:span text:style-name="Definition">I Pd. 3:18</text:span></text:a>).</text:p>
      <text:h text:style-name="Heading_20_2" text:outline-level="2">DEUS, O FILHO</text:h>
      <text:p text:style-name="First_20_paragraph">Como HOMEM, Ele pôde sentir fome, sede e temor, para Se compadecer de nós como Sumo Sacerdote. Como DEUS Ele podia deter o vento e as ondas. Ele podia ressuscitar os mortos. Ele podia abrir o entendimento de Seus discípulos. Ele podia (e fez isto) comunicar poder. Ele conhecia os pensamentos daqueles que O cercavam. Ele podia predizer, como o fez, a forma como iria morrer.</text:p>
      <text:h text:style-name="Heading_20_2" text:outline-level="2">ELE É O ETERNO "EU SOU" (jo 8:58).</text:h>
      <text:p text:style-name="First_20_paragraph">(<text:a xlink:type="simple" xlink:href="http://bibliaonline.com.br/acf/jo/8/58" text:style-name="Internet_20_link" text:visited-style-name="Visited_20_Internet_20_Link"><text:span text:style-name="Definition">João 8:58</text:span></text:a>)</text:p>
      <text:p text:style-name="Text_20_body">Negar a glória da completa Divindade do Senhor Jesus Cristo é rejeitar o ÚNICO Salvador. Aqueles que assim o fazem morrerão nos seus pecados (<text:a xlink:type="simple" xlink:href="http://bibliaonline.com.br/acf/jo/8/24" text:style-name="Internet_20_link" text:visited-style-name="Visited_20_Internet_20_Link"><text:span text:style-name="Definition">João 8:24</text:span></text:a>). As Escrituras dizem: "Nenhum deles de modo algum pode remir a seu irmão, ou dar a Deus o resgate dele" (<text:a xlink:type="simple" xlink:href="http://bibliaonline.com.br/acf/sl/49/7" text:style-name="Internet_20_link" text:visited-style-name="Visited_20_Internet_20_Link"><text:span text:style-name="Definition">Salmos 49:7</text:span></text:a>), mas o Senhor Jesus andou sobre este mundo como Deus perfeito E Homem perfeito. É a Sua Pessoa (Deus Filho) que dá valor à obra de expiação que Ele cumpriu quando levantado na cruz (<text:a xlink:type="simple" xlink:href="http://bibliaonline.com.br/acf/jo/3/14" text:style-name="Internet_20_link" text:visited-style-name="Visited_20_Internet_20_Link"><text:span text:style-name="Definition">João 3:14</text:span></text:a>). Assim vemos que para se ter o conhecimento da salvação conforme <text:a xlink:type="simple" xlink:href="http://bibliaonline.com.br/acf/jo/3/16" text:style-name="Internet_20_link" text:visited-style-name="Visited_20_Internet_20_Link"><text:span text:style-name="Definition">João 3:16</text:span></text:a>, é necessário crer na Pessoa e obra do Senhor Jesus Cristo.</text:p>
      <text:p text:style-name="Text_20_body">"Aquele que crê no Filho tem a vida eterna; mas aquele que não crê no Filho não verá a vida; mas a ira de Deus sobre ele permanece." (<text:a xlink:type="simple" xlink:href="http://bibliaonline.com.br/acf/jo/3/36" text:style-name="Internet_20_link" text:visited-style-name="Visited_20_Internet_20_Link"><text:span text:style-name="Definition">João 3:36</text:span></text:a>).</text:p>
      <text:p text:style-name="Text_20_body">H. E. Hayhoe (1880 – 196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SSO SENHOR JESUS CRISTO</dc:title>
    <dc:date>2019-03-05T18:01:30.368862982</dc:date>
    <meta:editing-duration>PT36S</meta:editing-duration>
    <meta:editing-cycles>1</meta:editing-cycles>
    <meta:document-statistic meta:table-count="0" meta:image-count="0" meta:object-count="0" meta:page-count="2" meta:paragraph-count="23" meta:word-count="708" meta:character-count="3960" meta:non-whitespace-character-count="3273"/>
    <meta:generator>LibreOffice/6.0.7.3$Linux_X86_64 LibreOffice_project/00m0$Build-3</meta:generator>
  </office:meta>
</office:document-meta>
</file>